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25cm" style:auto-text-indent="false"/>
      <style:text-properties officeooo:paragraph-rsid="001aff56"/>
    </style:style>
    <style:style style:name="P2" style:family="paragraph" style:parent-style-name="Standard">
      <style:paragraph-properties fo:margin-left="0cm" fo:margin-right="0cm" fo:text-indent="0.25cm" style:auto-text-indent="false"/>
      <style:text-properties fo:font-size="8pt" officeooo:rsid="001cdb0d" officeooo:paragraph-rsid="001cdb0d" style:font-size-asian="7pt" style:font-size-complex="8pt"/>
    </style:style>
    <style:style style:name="P3" style:family="paragraph" style:parent-style-name="Standard">
      <style:paragraph-properties fo:margin-left="0cm" fo:margin-right="0cm" fo:text-indent="0.25cm" style:auto-text-indent="false"/>
      <style:text-properties fo:font-size="8pt" officeooo:rsid="001e57d5" officeooo:paragraph-rsid="001e57d5" style:font-size-asian="7pt" style:font-size-complex="8pt"/>
    </style:style>
    <style:style style:name="P4" style:family="paragraph" style:parent-style-name="Standard" style:master-page-name="Standard">
      <style:paragraph-properties fo:margin-left="0cm" fo:margin-right="0cm" fo:text-indent="0.25cm" style:auto-text-indent="false" style:page-number="auto"/>
      <style:text-properties officeooo:paragraph-rsid="001aff56"/>
    </style:style>
    <style:style style:name="T1" style:family="text">
      <style:text-properties style:font-name="Consolas" fo:language="is" fo:country="IS"/>
    </style:style>
    <style:style style:name="T2" style:family="text">
      <style:text-properties style:font-name="Consolas" fo:language="is" fo:country="IS" officeooo:rsid="001d00c8"/>
    </style:style>
    <style:style style:name="T3" style:family="text">
      <style:text-properties style:font-name="Consolas" fo:language="is" fo:country="IS" officeooo:rsid="0020258c"/>
    </style:style>
    <style:style style:name="T4" style:family="text">
      <style:text-properties style:font-name="Consolas" fo:font-size="18pt" fo:language="is" fo:country="IS" style:font-size-asian="18pt" style:font-size-complex="18pt"/>
    </style:style>
    <style:style style:name="T5" style:family="text">
      <style:text-properties style:font-name="Consolas" fo:font-size="18pt" fo:language="is" fo:country="IS" officeooo:rsid="001aff56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Heimadæmi </text:span><text:span text:style-name="T5">6</text:span></text:p>
      <text:p text:style-name="P1"><text:span text:style-name="T1">Arnar Sigurðsson</text:span></text:p>
      <text:p text:style-name="P1"><text:span text:style-name="T1"/></text:p>
      <text:p text:style-name="P2"><text:span text:style-name="T1">1.a) </text:span><text:span text:style-name="T2">3 move aðgerðir, </text:span><text:span text:style-name="T3">5</text:span><text:span text:style-name="T2"> reikniaðgerðir.</text:span></text:p>
      <text:p text:style-name="P3"><text:span text:style-name="T2">b</text:span><text:span text:style-name="T1">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s" fo:country="I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s" fo:country="I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01:37:03.822000000</meta:creation-date>
    <dc:date>2021-09-26T03:03:17.306000000</dc:date>
    <meta:editing-duration>PT1H26M12S</meta:editing-duration>
    <meta:editing-cycles>6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4" meta:word-count="11" meta:character-count="69" meta:non-whitespace-character-count="61"/>
  </office:meta>
</office:document-meta>
</file>